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3" style:family="paragraph" style:parent-style-name="Footer">
      <style:text-properties style:font-name="Bitstream Vera Sans" fo:font-size="9pt" style:font-size-asian="9pt" style:font-size-complex="9pt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9pt" fo:language="en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9pt" fo:language="en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 style:list-style-name="L1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style:use-window-font-color="true" style:font-name="Bitstream Vera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" fo:font-size="9pt" fo:language="en" fo:country="GB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use-window-font-color="true" style:font-name="Bitstream Vera Sans" fo:font-size="9pt" fo:language="en" fo:country="GB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use-window-font-color="true" style:font-name="Bitstream Vera Sans" fo:font-size="9pt" fo:language="en" fo:country="GB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language="en" fo:country="GB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1">Installatie voorbereiden</text:p>
          <text:p text:style-name="P4"/>
          <text:list>
            <text:list-item>
              <text:p text:style-name="P4">Zet alle randapparatuur aan</text:p>
              <text:p text:style-name="P4"/>
              <text:list>
                <text:list-item>
                  <text:p text:style-name="P4">Printer</text:p>
                </text:list-item>
              </text:list>
              <text:p text:style-name="P4"/>
              <text:p text:style-name="P4"/>
            </text:list-item>
          </text:list>
        </text:list-item>
        <text:list-item>
          <text:p text:style-name="P4">Linux installeren</text:p>
          <text:p text:style-name="P4"/>
          <text:list>
            <text:list-item>
              <text:p text:style-name="P4">Zorg dat de computer allereerst opstart vanaf DVD-ROM (Setup BIOS via Delete-toets)</text:p>
            </text:list-item>
            <text:list-item>
              <text:p text:style-name="P4">Start de computer opnieuw op vanaf Fedora Core 6 DVD</text:p>
            </text:list-item>
            <text:list-item>
              <text:p text:style-name="P4">Media Check is al een keer uitgevoerd, tab naar Skip en druk op Spatiebalk</text:p>
              <text:p text:style-name="P4"/>
            </text:list-item>
            <text:list-item>
              <text:p text:style-name="P4">Kies Dutch (Nederlands) als taal voor de installatie</text:p>
            </text:list-item>
            <text:list-item>
              <text:p text:style-name="P4">Kies toetsenbord V.S. Internationaal </text:p>
              <text:p text:style-name="P4"/>
            </text:list-item>
            <text:list-item>
              <text:p text:style-name="P4">Kies Fedora Core Installeren </text:p>
              <text:p text:style-name="P4"/>
            </text:list-item>
            <text:list-item>
              <text:p text:style-name="P4">Kies Gebruik aangepaste opmaak.</text:p>
            </text:list-item>
            <text:list-item>
              <text:p text:style-name="P4">Verwijder alle aanwezige partities op /dev/hdb</text:p>
            </text:list-item>
            <text:list-item>
              <text:p text:style-name="P4">Maak de volgende partities aan</text:p>
              <text:list>
                <text:list-item>
                  <text:p text:style-name="P4">/dev/hdb (Maxtor 6E040L0, 39206 MB)</text:p>
                  <text:list>
                    <text:list-item>
                      <text:p text:style-name="P4">/dev/hdb1<text:tab/>/boot<text:tab/>ext3<text:tab/>hdb<text:tab/><text:span text:style-name="T2">100</text:span><text:tab/>Vaste grootte</text:p>
                    </text:list-item>
                    <text:list-item>
                      <text:p text:style-name="P4">/dev/hdb2<text:tab/><text:tab/>swap<text:tab/>hdb<text:tab/><text:span text:style-name="T2">1024</text:span><text:tab/>Vaste grootte<text:line-break/><text:tab/><text:tab/><text:tab/><text:tab/><text:tab/><text:tab/>(2 x Ram &lt;= 1024)</text:p>
                    </text:list-item>
                    <text:list-item>
                      <text:p text:style-name="P4">/dev/hdb3<text:tab/>/<text:tab/>ext3<text:tab/>hdb<text:tab/><text:tab/>Opvullen tot maximum<text:line-break/><text:tab/><text:tab/><text:tab/><text:tab/><text:tab/><text:tab/>toegestane grootte</text:p>
                    </text:list-item>
                  </text:list>
                </text:list-item>
              </text:list>
            </text:list-item>
            <text:list-item>
              <text:p text:style-name="P4">Kies als standaard voor GRUB de boot loader <text:span text:style-name="T2">Windows XP</text:span> op /dev/hda1</text:p>
              <text:p text:style-name="P4"/>
            </text:list-item>
            <text:list-item>
              <text:p text:style-name="P4">Computernaam handmatig instellen op <text:span text:style-name="T2">PC1.THUIS</text:span></text:p>
              <text:p text:style-name="P4"/>
            </text:list-item>
            <text:list-item>
              <text:p text:style-name="P6">Vink aan Software-ontwikkeling (Kantoor en productivteit is al aangevinkt)</text:p>
            </text:list-item>
            <text:list-item>
              <text:p text:style-name="P4">Vink aan Fedora Extras</text:p>
            </text:list-item>
            <text:list-item>
              <text:p text:style-name="P4">Klik op Additionele software-repositories toevoegen</text:p>
              <text:list>
                <text:list-item>
                  <text:p text:style-name="P4">Repostory naam: <text:span text:style-name="T2">Livna</text:span></text:p>
                </text:list-item>
                <text:list-item>
                  <text:p text:style-name="P6">Repository URL: <text:span text:style-name="T2">http://rpm.livna.org/fedora/6/i386</text:span> </text:p>
                </text:list-item>
              </text:list>
            </text:list-item>
            <text:list-item>
              <text:p text:style-name="P6">Selecteer Nu aanpassen</text:p>
            </text:list-item>
            <text:list-item>
              <text:p text:style-name="P6">Software Selectie</text:p>
              <text:list>
                <text:list-item>
                  <text:p text:style-name="P6">Werkomgevingen<text:tab/>vink aan KDE (K Desktop Environment)</text:p>
                </text:list-item>
                <text:list-item>
                  <text:p text:style-name="P6">Toepassingen<text:tab/><text:tab/>selecteer Grafisch Internet, klik op Optionele paketten,<text:line-break/> <text:tab/><text:tab/><text:tab/><text:tab/>vink aan amsn en thunderbird<text:line-break/><text:tab/><text:tab/><text:tab/>selecteer Spelletjes en vermaak, klik op Optionele paketten,<text:line-break/><text:tab/><text:tab/><text:tab/><text:tab/>vink aan frozen-bubble</text:p>
                </text:list-item>
                <text:list-item>
                  <text:p text:style-name="P6">Ontwikkeling<text:tab/><text:tab/>vink aan KDE-softwareontwikkeling en<text:line-break/><text:tab/><text:tab/><text:tab/>vink aan Legacy softwareontwikkeling</text:p>
                </text:list-item>
                <text:list-item>
                  <text:p text:style-name="P6">Basissysteem<text:tab/><text:tab/>vink aan Systeemgereedschappen</text:p>
                </text:list-item>
                <text:list-item>
                  <text:p text:style-name="P6">Niet-gecategoriseerd<text:tab/>vink aan Base for rpm.livna.org RPM-Repository</text:p>
                  <text:p text:style-name="P6"/>
                </text:list-item>
              </text:list>
            </text:list-item>
            <text:list-item>
              <text:p text:style-name="P6">Zorg bij opnieuw opstarten dat de computer allereerst opstart vanaf HDD (Setup BIOS via Delete-toets)</text:p>
              <text:p text:style-name="P6"/>
            </text:list-item>
            <text:list-item>
              <text:p text:style-name="P6">Gebruikersnaam: <text:span text:style-name="T2">karel</text:span></text:p>
            </text:list-item>
            <text:list-item>
              <text:p text:style-name="P6">Volledige naam: <text:span text:style-name="T2">Karel Zimmer</text:span></text:p>
              <text:p text:style-name="P6"/>
              <text:p text:style-name="P6"/>
            </text:list-item>
          </text:list>
        </text:list-item>
        <text:list-item>
          <text:p text:style-name="P12">Backup terugzetten en Hardware en software installeren <text:span text:style-name="T2">als root</text:span></text:p>
          <text:p text:style-name="P7"/>
          <text:list>
            <text:list-item>
              <text:p text:style-name="P8">Open root's persoonlijke map en selecteer Eenmalig klikken om items te activeren</text:p>
              <text:p text:style-name="P8"/>
            </text:list-item>
            <text:list-item>
              <text:p text:style-name="P8">Werkplek &gt; Voorkeuren &gt; Meer voorkeuren &gt; Standaardtoepassingen &gt; E-mail &gt; programma: selecteer Thunderbird Mail</text:p>
            </text:list-item>
            <text:list-item>
              <text:p text:style-name="P8">Werkplek &gt; Voorkeuren &gt; Geluid &gt; Geluiden: vink aan Softwarematig geluidsmixer inschakelen (ESD) en Systeemgeluiden afspelen</text:p>
              <text:p text:style-name="P8"/>
            </text:list-item>
            <text:list-item>
              <text:p text:style-name="P6">Wacht op puplet en installeer Security Updates, klik op ApplyUpdates</text:p>
              <text:p text:style-name="P6"/>
            </text:list-item>
            <text:list-item>
              <text:p text:style-name="P6">Installeer Fedora Helper</text:p>
              <text:list>
                <text:list-item>
                  <text:p text:style-name="P7"><text:span text:style-name="T3"># </text:span>mkdir fedora-helper</text:p>
                </text:list-item>
                <text:list-item>
                  <text:p text:style-name="P7"><text:span text:style-name="T3"># </text:span>cd fedora-helper</text:p>
                </text:list-item>
                <text:list-item>
                  <text:p text:style-name="P10"><text:span text:style-name="T4"># </text:span><text:span text:style-name="T5">wget </text:span><text:a xlink:type="simple" xlink:href="http://brandonhutchinson.com/fedora-helper-fc5">http://brandonhutchinson.com/fedora-helper-fc6</text:a></text:p>
                </text:list-item>
                <text:list-item>
                  <text:p text:style-name="P6"># <text:span text:style-name="T2">chmod u+x fedora-helper-fc6</text:span></text:p>
                </text:list-item>
                <text:list-item>
                  <text:p text:style-name="P6"># <text:span text:style-name="T2">./fedora-helper-fc6</text:span></text:p>
                </text:list-item>
                <text:list-item>
                  <text:p text:style-name="P8">Installeer</text:p>
                  <text:list>
                    <text:list-item>
                      <text:p text:style-name="P8">MP3 Support</text:p>
                    </text:list-item>
                    <text:list-item>
                      <text:p text:style-name="P8">DVD Support</text:p>
                    </text:list-item>
                    <text:list-item>
                      <text:p text:style-name="P8">Win32codecs</text:p>
                    </text:list-item>
                    <text:list-item>
                      <text:p text:style-name="P8">nVidia</text:p>
                    </text:list-item>
                    <text:list-item>
                      <text:p text:style-name="P8">Flash</text:p>
                    </text:list-item>
                    <text:list-item>
                      <text:p text:style-name="P8">Java</text:p>
                    </text:list-item>
                    <text:list-item>
                      <text:p text:style-name="P8">LimeWire</text:p>
                    </text:list-item>
                    <text:list-item>
                      <text:p text:style-name="P8">RealPlayer</text:p>
                    </text:list-item>
                  </text:list>
                  <text:p text:style-name="P7"/>
                </text:list-item>
              </text:list>
            </text:list-item>
            <text:list-item>
              <text:p text:style-name="P8">Werkplek &gt; Voorkeuren &gt; Desktop Effects: klik op Enable Desktop Effects</text:p>
              <text:p text:style-name="P8"/>
            </text:list-item>
            <text:list-item>
              <text:p text:style-name="P9">Start aMSN en controleer de werking</text:p>
            </text:list-item>
            <text:list-item>
              <text:p text:style-name="P9">Start LimeWire en voltooi de installatie. <text:span text:style-name="T2">Geen mappen, extensies en downloads delen. Afsluiten is Direct Afsluiten</text:span></text:p>
              <text:p text:style-name="P7"/>
            </text:list-item>
            <text:list-item>
              <text:p text:style-name="P6">Voeg toe met Software toevoegen/verwijderen</text:p>
              <text:list>
                <text:list-item>
                  <text:p text:style-name="P6"><text:span text:style-name="T2">gutenprint-cups</text:span> </text:p>
                </text:list-item>
                <text:list-item>
                  <text:p text:style-name="P7">ppracer</text:p>
                </text:list-item>
                <text:list-item>
                  <text:p text:style-name="P7">supertux</text:p>
                </text:list-item>
                <text:list-item>
                  <text:p text:style-name="P7">supertuxkart</text:p>
                </text:list-item>
                <text:list-item>
                  <text:p text:style-name="P7">wine</text:p>
                  <text:p text:style-name="P6"/>
                </text:list-item>
              </text:list>
            </text:list-item>
            <text:list-item>
              <text:p text:style-name="P6">Installeer printer via Werkplek &gt; Beheer&gt; Afdrukken <text:span text:style-name="T2">nádat gutenprint-cups is geïnstalleerd!</text:span></text:p>
              <text:list>
                <text:list-item>
                  <text:p text:style-name="P6">Klik op <text:span text:style-name="T3">Server-instellingen en</text:span> <text:span text:style-name="T3">Vink aan bij: Deel gepubliceerde printers die verbonden zijn met dit systeem</text:span></text:p>
                </text:list-item>
                <text:list-item>
                  <text:p text:style-name="P8">Klik op Nieuwe printer</text:p>
                </text:list-item>
                <text:list-item>
                  <text:p text:style-name="P8">Printernaam <text:span text:style-name="T2">LinuxPrinter</text:span>, Omschrijving <text:span text:style-name="T2">Canon i450x</text:span>, Locatie <text:span text:style-name="T2">Woonkamer</text:span></text:p>
                </text:list-item>
                <text:list-item>
                  <text:p text:style-name="P8">Selecteer verbinding USB</text:p>
                </text:list-item>
                <text:list-item>
                  <text:p text:style-name="P8">Kies als Merk Canon en als Model BJC-7000 </text:p>
                  <text:p text:style-name="P8"/>
                </text:list-item>
              </text:list>
            </text:list-item>
            <text:list-item>
              <text:p text:style-name="P8">Maak gebruiker <text:span text:style-name="T2">gast</text:span> aan met wachtwoord <text:span text:style-name="T2">welkom</text:span></text:p>
            </text:list-item>
          </text:list>
          <text:p text:style-name="P7"/>
          <text:p text:style-name="P7"/>
        </text:list-item>
        <text:list-item>
          <text:p text:style-name="P12">Gebruikers inrichten</text:p>
          <text:p text:style-name="P6"/>
          <text:list>
            <text:list-item>
              <text:p text:style-name="P6">Aanmelden als <text:span text:style-name="T2">karel</text:span></text:p>
            </text:list-item>
            <text:list-item>
              <text:p text:style-name="P8">Open karel's persoonlijke map en selecteer Eenmalig klikken om items te activeren</text:p>
              <text:p text:style-name="P6"/>
            </text:list-item>
            <text:list-item>
              <text:p text:style-name="P8">Werkplek &gt; Voorkeuren &gt; Meer voorkeuren &gt; Standaardtoepassingen &gt; E-mail &gt; programma: selecteer Thunderbird Mail </text:p>
            </text:list-item>
            <text:list-item>
              <text:p text:style-name="P8">Werkplek &gt; Voorkeuren &gt; Desktop Effects: klik op Enable Desktop Effects</text:p>
            </text:list-item>
            <text:list-item>
              <text:p text:style-name="P8">Werkplek &gt; Voorkeuren &gt; Geluid &gt; Geluiden: vink aan Softwarematig geluidsmixer inschakelen (ESD) en Systeemgeluiden afspelen</text:p>
              <text:p text:style-name="P8"/>
            </text:list-item>
            <text:list-item>
              <text:p text:style-name="P9">Start aMSN en controleer de werking</text:p>
            </text:list-item>
            <text:list-item>
              <text:p text:style-name="P9">Start LimeWire en voltooi de installatie. <text:span text:style-name="T2">Geen mappen, extensies en downloads delen. Afsluiten is Direct Afsluiten</text:span></text:p>
              <text:p text:style-name="P8"/>
              <text:p text:style-name="P8"/>
            </text:list-item>
            <text:list-item>
              <text:p text:style-name="P8">Aanmelden als <text:span text:style-name="T2">gast</text:span> met wachtwoord <text:span text:style-name="T2">welkom</text:span></text:p>
            </text:list-item>
            <text:list-item>
              <text:p text:style-name="P8">Open gast's persoonlijke map en selecteer Eenmalig klikken om items te activeren</text:p>
              <text:p text:style-name="P8"/>
            </text:list-item>
            <text:list-item>
              <text:p text:style-name="P8">Werkplek &gt; Voorkeuren &gt; Meer voorkeuren &gt; Standaardtoepassingen &gt; E-mail &gt; programma: selecteer Thunderbird Mail </text:p>
            </text:list-item>
            <text:list-item>
              <text:p text:style-name="P8">Werkplek &gt; Voorkeuren &gt; Desktop Effects: klik op Enable Desktop Effects</text:p>
            </text:list-item>
            <text:list-item>
              <text:p text:style-name="P8">Werkplek &gt; Voorkeuren &gt; Geluid &gt; Geluiden: vink aan Softwarematig geluidsmixer inschakelen (ESD) en Systeemgeluiden afspelen</text:p>
              <text:p text:style-name="P8"/>
            </text:list-item>
            <text:list-item>
              <text:p text:style-name="P9">Start aMSN en controleer de werking</text:p>
            </text:list-item>
            <text:list-item>
              <text:p text:style-name="P9">Start LimeWire en voltooi de installatie. <text:span text:style-name="T2">Geen mappen, extensies en downloads delen. Afsluiten is Direct Afsluiten</text:span></text:p>
              <text:p text:style-name="P8"/>
              <text:p text:style-name="P8"/>
            </text:list-item>
          </text:list>
        </text:list-item>
        <text:list-item>
          <text:p text:style-name="P6">Installatie voltooien <text:span text:style-name="T2">als root</text:span></text:p>
          <text:p text:style-name="P6"/>
          <text:list>
            <text:list-item>
              <text:p text:style-name="P6">Klik op Toepassingen &gt; Systeemgereedschap &gt; Software updater en klik op Apply updates</text:p>
              <text:p text:style-name="P6"/>
              <text:p text:style-name="P6"/>
            </text:list-item>
          </text:list>
          <text:p text:style-name="P5"><text:span text:style-name="T6">Note: </text:span><text:span text:style-name="T7">Installatie PC1 voltooid (Linux Fedora Core 6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Arial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Standaardalinea-lettertype" style:family="text"/>
    <style:style style:name="WW-Opsommingstekens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9pt" style:font-size-asian="9pt" style:font-size-complex="9pt"/>
    </style:style>
    <style:style style:name="P3" style:family="paragraph" style:parent-style-name="Footer">
      <style:text-properties style:font-name="Bitstream Vera Sans" fo:font-size="9pt" style:font-size-asian="9pt" style:font-size-complex="9pt"/>
    </style:style>
    <style:style style:name="T1" style:family="text">
      <style:text-properties fo:language="nl" fo:country="NL" style:language-asian="nl" style:country-asian="N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ext:p text:style-name="P1"><text:file-name text:display="name">Checklist Installatie PC1 Linux Fedora Core 6 Desktop i386</text:file-name><text:tab/><text:date style:data-style-name="N36" text:date-value="2008-08-19T10:16:53">19-08-2008</text:date></text:p>
      </style:header>
      <style:footer>
        <text:p text:style-name="P2"/>
        <text:p text:style-name="P3"><text:span text:style-name="T1">Karel Zimmer</text:span><text:tab/><text:tab/><text:page-number style:num-format="1" text:select-page="current">3</text:page-number>/<text:page-count style:num-format="1">3</text:page-count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subject>Installatie PC software</dc:subject>
    <meta:initial-creator>Karel Zimmer</meta:initial-creator>
    <meta:creation-date>1995-11-21T17:41:00</meta:creation-date>
    <dc:creator>Karel</dc:creator>
    <dc:date>2008-08-19T10:16:53</dc:date>
    <meta:print-date>2006-12-10T19:51:47</meta:print-date>
    <meta:keyword>Installatie</meta:keyword>
    <meta:keyword>Checklist</meta:keyword>
    <meta:keyword>Linux</meta:keyword>
    <dc:language>nl-NL</dc:language>
    <meta:editing-cycles>258</meta:editing-cycles>
    <meta:editing-duration>PT14H35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0" meta:word-count="605" meta:character-count="4422"/>
  </office:meta>
</office:document-meta>
</file>